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0be182" officeooo:paragraph-rsid="00275ddf"/>
    </style:style>
    <style:style style:name="P2" style:family="paragraph" style:parent-style-name="Text_20_body">
      <style:text-properties officeooo:rsid="00124c52" officeooo:paragraph-rsid="00124c52"/>
    </style:style>
    <style:style style:name="P3" style:family="paragraph" style:parent-style-name="Text_20_body">
      <style:text-properties officeooo:rsid="001782e2" officeooo:paragraph-rsid="001782e2"/>
    </style:style>
    <style:style style:name="P4" style:family="paragraph" style:parent-style-name="Text_20_body">
      <style:text-properties officeooo:rsid="00196a5a" officeooo:paragraph-rsid="00196a5a"/>
    </style:style>
    <style:style style:name="P5" style:family="paragraph" style:parent-style-name="Text_20_body">
      <style:text-properties officeooo:rsid="00285881" officeooo:paragraph-rsid="00285881"/>
    </style:style>
    <style:style style:name="P6" style:family="paragraph" style:parent-style-name="Text_20_body">
      <style:text-properties officeooo:rsid="002fb95e" officeooo:paragraph-rsid="002fb95e"/>
    </style:style>
    <style:style style:name="P7" style:family="paragraph" style:parent-style-name="Text_20_body">
      <style:text-properties officeooo:rsid="00362ada" officeooo:paragraph-rsid="00362ada"/>
    </style:style>
    <style:style style:name="P8" style:family="paragraph" style:parent-style-name="Text_20_body">
      <style:text-properties officeooo:rsid="00141ea8" officeooo:paragraph-rsid="00141ea8"/>
    </style:style>
    <style:style style:name="P9" style:family="paragraph" style:parent-style-name="Text_20_body">
      <style:text-properties officeooo:rsid="0005ce8e" officeooo:paragraph-rsid="00276878"/>
    </style:style>
    <style:style style:name="P10" style:family="paragraph" style:parent-style-name="Text_20_body">
      <style:text-properties officeooo:rsid="0008e2ce" officeooo:paragraph-rsid="0039616e"/>
    </style:style>
    <style:style style:name="T1" style:family="text">
      <style:text-properties officeooo:rsid="0006616f"/>
    </style:style>
    <style:style style:name="T2" style:family="text">
      <style:text-properties officeooo:rsid="000a9b31"/>
    </style:style>
    <style:style style:name="T3" style:family="text">
      <style:text-properties officeooo:rsid="000c1003"/>
    </style:style>
    <style:style style:name="T4" style:family="text">
      <style:text-properties officeooo:rsid="0014f3d7"/>
    </style:style>
    <style:style style:name="T5" style:family="text">
      <style:text-properties officeooo:rsid="00193bf8"/>
    </style:style>
    <style:style style:name="T6" style:family="text">
      <style:text-properties officeooo:rsid="00194071"/>
    </style:style>
    <style:style style:name="T7" style:family="text">
      <style:text-properties officeooo:rsid="001a2156"/>
    </style:style>
    <style:style style:name="T8" style:family="text">
      <style:text-properties officeooo:rsid="001dc2a1"/>
    </style:style>
    <style:style style:name="T9" style:family="text">
      <style:text-properties officeooo:rsid="0024524e"/>
    </style:style>
    <style:style style:name="T10" style:family="text">
      <style:text-properties officeooo:rsid="0029525f"/>
    </style:style>
    <style:style style:name="T11" style:family="text">
      <style:text-properties officeooo:rsid="003631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Strive for consistency</text:h>
      <text:p text:style-name="P9">Google Maps is a <text:span text:style-name="T9">popular</text:span> digital map software. <text:span text:style-name="T1">Many such applications share common features and notation making it easy for users to get started.<text:line-break/>Clementine prefers Google Maps over alternative apps because she can use the same profile for other services and all of her information gets linked together.</text:span></text:p>
      <text:h text:style-name="Heading_20_2" text:outline-level="2">Cater to universal usability</text:h>
      <text:p text:style-name="P10">Clementine has an easy time getting around the application. Simple taps on the icons bring up the information she needs.</text:p>
      <text:p text:style-name="P10"><text:span text:style-name="T1">Vihaan finds Google Maps to be better than paper ones because of the “talk back” functionality of his smartphone and the voiced directions of the navigation feature.</text:span><text:line-break/><text:span text:style-name="T2">Vihaan’s disability prevents him from accessing some features. Even at maximum font size, the icons are unchanged. This implies the existence of multiple potential problems for users with more severe visual impairments.</text:span></text:p>
      <text:h text:style-name="Heading_20_2" text:outline-level="2">Offer informative feedback</text:h>
      <text:p text:style-name="P1">Clementine <text:span text:style-name="T3">explores the app with no significant problems, and uses advanced features with confidence.<text:line-break/>Vihaan does get informative feedback for the actions he performs but he would not be able to fully utilize the app (as described in the previous section).<text:line-break/>A more significant problem is the hiding/displaying specific items on the map. Often some points of interest will not be marked on the map unless the user zooms in very close. There is no indication (readily available) to suggest how items are prioritized.<text:line-break/>When measuring distance, once the user reaches 0.1 mi, distance in feet is no longer avaiable.<text:line-break/>In “Timeline” mode, there is no indication why some sections are greyed out.<text:line-break/>ISSUE 1<text:line-break/>ISSUE 2</text:span></text:p>
      <text:h text:style-name="Heading_20_2" text:outline-level="2">Design dialogues to yield closure</text:h>
      <text:p text:style-name="P2">The Google Maps smartphone app features multiple short dialogues. Each one has a clear end of the interaction. For example, searching for a specific location (zip code, address, coordinates) ends with the map moving over to the location. Search for a type of place (“coffee shop”) presents the user with a list of possibilities and highlights them on the map. Starting navigation to a location changes the view.</text:p>
      <text:h text:style-name="Heading_20_2" text:outline-level="2">Prevent errors</text:h>
      <text:p text:style-name="P8"><text:span text:style-name="T11">At a first glance, </text:span>Google Maps appears to be great at <text:span text:style-name="T4">preventing errors. If the user makes a typo when searching for a type of place, the interface will suggest a correction. The interface prevents the user from activating Street View in locations where images are not available. Locations where </text:span><text:soft-page-break/><text:span text:style-name="T4">Street View is an option have a thumbnail image at the bottom left of the screen.<text:line-break/>ISSUE 2</text:span></text:p>
      <text:h text:style-name="Heading_20_2" text:outline-level="2">Permit easy reversal of actions</text:h>
      <text:p text:style-name="P3">A major flaw that Google Maps has is that one cannot undo a pin removal. The user can drop a pin by holding on the screen. Then most operations leave the pin intact. However, <text:span text:style-name="T5">a</text:span>ccidentally pressing on a point of interest <text:span text:style-name="T6">will cause the pin to disappear. Once that happens, there is no way to recover the pin.<text:line-break/>Further more, if a user is looking at a route and accidentally presses the ‘X’ button, the route is closed and there is no easy/immediate way of getting that route back up.<text:line-break/>Removing a point in “measure distance” mode has no way for re-adding that point.</text:span></text:p>
      <text:h text:style-name="Heading_20_2" text:outline-level="2">Support internal locus of control</text:h>
      <text:p text:style-name="P4">Both personas identify a couple of problems with the<text:span text:style-name="T7">ir control over the</text:span> UI of Google Maps. <text:span text:style-name="T8">For starters, when looking at a route between two points, the interface does not let the user enter full screen mode. Vihaan sometimes presses the wrong button or a place of the interface and (because of the lack of ‘undo’) he takes sometime to regain control.<text:line-break/>ISSUE 1<text:line-break/>ISSUE 2</text:span></text:p>
      <text:h text:style-name="Heading_20_2" text:outline-level="2">Reduce short-term memory load</text:h>
      <text:p text:style-name="P5">Google Maps deserves a high score in terms of reducing short-term memory load. <text:span text:style-name="T10">It keeps track of recent searches and does not require the user to remember any specific commands. It can also keep track of favourite places, thereby reducing long-term memory load as well. The only type of interaction that is not memorized is accidentally closed routes.</text:span></text:p>
      <text:p text:style-name="P5"/>
      <text:p text:style-name="P6">ISSUE 1 = <text:span text:style-name="T8">In Street View mode, touch responses are counter-intuitive, and in some cases the view repositions itself without giving any form of feedback.</text:span></text:p>
      <text:p text:style-name="P7">ISSUE 2 = <text:span text:style-name="T8">Cannot place pin if viewing a labelled pin, no indication of the err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02:47:19.520173201</meta:creation-date>
    <dc:date>2017-10-17T15:50:12.825104864</dc:date>
    <meta:editing-duration>PT7H43M25S</meta:editing-duration>
    <meta:editing-cycles>49</meta:editing-cycles>
    <meta:generator>LibreOffice/5.2.7.2$Linux_X86_64 LibreOffice_project/20$Build-2</meta:generator>
    <meta:document-statistic meta:table-count="0" meta:image-count="0" meta:object-count="0" meta:page-count="2" meta:paragraph-count="19" meta:word-count="681" meta:character-count="4033" meta:non-whitespace-character-count="3371"/>
  </office:meta>
</office:document-meta>
</file>